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04cm" fo:margin-left="0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2.66cm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4cm" fo:margin-left="0cm" table:align="left"/>
    </style:style>
    <style:style style:name="Tableau2.A" style:family="table-column">
      <style:table-column-properties style:column-width="3.704cm"/>
    </style:style>
    <style:style style:name="Tableau2.B" style:family="table-column">
      <style:table-column-properties style:column-width="2.66cm"/>
    </style:style>
    <style:style style:name="Tableau2.A1" style:family="table-cell">
      <style:table-cell-properties fo:padding="0.097cm" fo:border-left="none" fo:border-right="none" fo:border-top="none" fo:border-bottom="0.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normal" officeooo:rsid="0012e7eb" officeooo:paragraph-rsid="000c03f8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officeooo:rsid="0012c944" officeooo:paragraph-rsid="000c03f8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2c944" officeooo:paragraph-rsid="000c03f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ed1c24" fo:font-weight="bold" officeooo:rsid="0012c944" officeooo:paragraph-rsid="000c03f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2e7eb" officeooo:paragraph-rsid="000c03f8"/>
    </style:style>
    <style:style style:name="P6" style:family="paragraph" style:parent-style-name="Table_20_Contents">
      <style:paragraph-properties fo:text-align="center" style:justify-single-word="false"/>
      <style:text-properties fo:color="#0066b3" fo:font-weight="bold" officeooo:rsid="0012c944" officeooo:paragraph-rsid="000c03f8" style:font-weight-asian="bold" style:font-weight-complex="bold"/>
    </style:style>
    <style:style style:name="P7" style:family="paragraph" style:parent-style-name="Heading_20_2">
      <style:text-properties officeooo:paragraph-rsid="000fa17d"/>
    </style:style>
    <style:style style:name="P8" style:family="paragraph" style:parent-style-name="Standard">
      <style:paragraph-properties fo:text-align="justify" style:justify-single-word="false"/>
      <style:text-properties officeooo:rsid="0012c944" officeooo:paragraph-rsid="000dd2a4"/>
    </style:style>
    <style:style style:name="P9" style:family="paragraph" style:parent-style-name="Standard">
      <style:paragraph-properties fo:text-align="justify" style:justify-single-word="false"/>
      <style:text-properties officeooo:rsid="0012c944" officeooo:paragraph-rsid="000fa17d"/>
    </style:style>
    <style:style style:name="P10" style:family="paragraph" style:parent-style-name="Standard">
      <style:paragraph-properties fo:text-align="justify" style:justify-single-word="false"/>
      <style:text-properties officeooo:rsid="00114c9c" officeooo:paragraph-rsid="000dd2a4"/>
    </style:style>
    <style:style style:name="P11" style:family="paragraph" style:parent-style-name="Standard">
      <style:paragraph-properties fo:text-align="justify" style:justify-single-word="false"/>
      <style:text-properties officeooo:rsid="00114c9c" officeooo:paragraph-rsid="000fa17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2e7eb" officeooo:paragraph-rsid="000fa17d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3a512" officeooo:paragraph-rsid="000fa17d"/>
    </style:style>
    <style:style style:name="P14" style:family="paragraph" style:parent-style-name="Standard" style:list-style-name="L3">
      <style:paragraph-properties fo:text-align="justify" style:justify-single-word="false"/>
      <style:text-properties officeooo:rsid="0013a512" officeooo:paragraph-rsid="000fa17d"/>
    </style:style>
    <style:style style:name="P15" style:family="paragraph" style:parent-style-name="Standard">
      <style:paragraph-properties fo:text-align="justify" style:justify-single-word="false"/>
      <style:text-properties officeooo:rsid="0013a512" officeooo:paragraph-rsid="000fa17d"/>
    </style:style>
    <style:style style:name="P16" style:family="paragraph" style:parent-style-name="Standard" style:list-style-name="L4">
      <style:paragraph-properties fo:text-align="justify" style:justify-single-word="false"/>
      <style:text-properties officeooo:rsid="0013a512" officeooo:paragraph-rsid="000fa17d"/>
    </style:style>
    <style:style style:name="P17" style:family="paragraph" style:parent-style-name="Standard" style:list-style-name="L5">
      <style:paragraph-properties fo:text-align="justify" style:justify-single-word="false"/>
      <style:text-properties officeooo:rsid="0013a512" officeooo:paragraph-rsid="000fa17d"/>
    </style:style>
    <style:style style:name="P18" style:family="paragraph" style:parent-style-name="Standard">
      <style:paragraph-properties fo:text-align="justify" style:justify-single-word="false"/>
      <style:text-properties officeooo:rsid="00160320" officeooo:paragraph-rsid="000fa17d"/>
    </style:style>
    <style:style style:name="P19" style:family="paragraph" style:parent-style-name="Table_20_Contents">
      <style:paragraph-properties fo:text-align="center" style:justify-single-word="false"/>
      <style:text-properties officeooo:rsid="0012c944" officeooo:paragraph-rsid="000fa17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2c944" officeooo:paragraph-rsid="000fa17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ed1c24" fo:font-weight="bold" officeooo:rsid="0012c944" officeooo:paragraph-rsid="000fa17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2e7eb" officeooo:paragraph-rsid="000fa17d"/>
    </style:style>
    <style:style style:name="P23" style:family="paragraph" style:parent-style-name="Table_20_Contents">
      <style:paragraph-properties fo:text-align="center" style:justify-single-word="false"/>
      <style:text-properties fo:color="#0066b3" fo:font-weight="bold" officeooo:rsid="0012c944" officeooo:paragraph-rsid="000fa17d" style:font-weight-asian="bold" style:font-weight-complex="bold"/>
    </style:style>
    <style:style style:name="T1" style:family="text">
      <style:text-properties officeooo:rsid="0012c944"/>
    </style:style>
    <style:style style:name="T2" style:family="text">
      <style:text-properties officeooo:rsid="00160320"/>
    </style:style>
    <style:style style:name="T3" style:family="text">
      <style:text-properties officeooo:rsid="001e226d"/>
    </style:style>
    <style:style style:name="T4" style:family="text">
      <style:text-properties officeooo:rsid="0018bb97"/>
    </style:style>
    <style:style style:name="T5" style:family="text">
      <style:text-properties officeooo:rsid="0013a512"/>
    </style:style>
    <style:style style:name="T6" style:family="text">
      <style:text-properties officeooo:rsid="001016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Document 1</text:h>
      <text:p text:style-name="P12">La position des deux voitures sur l’autoroute a été relevée à différents moments. Voici le relevé kilométrique :</text:p>
      <text:p text:style-name="P12"/>
      <table:table table:name="Tableau1" table:style-name="Tableau1">
        <table:table-column table:style-name="Tableau1.A"/>
        <table:table-column table:style-name="Tableau1.B" table:number-columns-repeated="5"/>
        <table:table-row table:style-name="TableLine94397345757120"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>12h57</text:p>
          </table:table-cell>
          <table:table-cell table:style-name="Tableau1.B1" office:value-type="string">
            <text:p text:style-name="P20">13h</text:p>
          </table:table-cell>
          <table:table-cell table:style-name="Tableau1.B1" office:value-type="string">
            <text:p text:style-name="P20">13h12</text:p>
          </table:table-cell>
          <table:table-cell table:style-name="Tableau1.B1" office:value-type="string">
            <text:p text:style-name="P20">13h30</text:p>
          </table:table-cell>
          <table:table-cell table:style-name="Tableau1.F1" office:value-type="string">
            <text:p text:style-name="P20">13h33</text:p>
          </table:table-cell>
        </table:table-row>
        <table:table-row table:style-name="TableLine94397358626464">
          <table:table-cell table:style-name="Tableau1.A2" office:value-type="string">
            <text:p text:style-name="P21">Voiture rouge</text:p>
          </table:table-cell>
          <table:table-cell table:style-name="Tableau1.A2" office:value-type="string">
            <text:p text:style-name="P22">20</text:p>
          </table:table-cell>
          <table:table-cell table:style-name="Tableau1.A2" office:value-type="string">
            <text:p text:style-name="P22">25</text:p>
          </table:table-cell>
          <table:table-cell table:style-name="Tableau1.A2" office:value-type="string">
            <text:p text:style-name="P22">45</text:p>
          </table:table-cell>
          <table:table-cell table:style-name="Tableau1.A2" office:value-type="string">
            <text:p text:style-name="P22">75</text:p>
          </table:table-cell>
          <table:table-cell table:style-name="Tableau1.F2" office:value-type="string">
            <text:p text:style-name="P22">80</text:p>
          </table:table-cell>
        </table:table-row>
        <table:table-row table:style-name="TableLine94397379361152">
          <table:table-cell table:style-name="Tableau1.A2" office:value-type="string">
            <text:p text:style-name="P23">Voiture bleue</text:p>
          </table:table-cell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19">12</text:p>
          </table:table-cell>
          <table:table-cell table:style-name="Tableau1.A2" office:value-type="string">
            <text:p text:style-name="P19">36</text:p>
          </table:table-cell>
          <table:table-cell table:style-name="Tableau1.A2" office:value-type="string">
            <text:p text:style-name="P19">72</text:p>
          </table:table-cell>
          <table:table-cell table:style-name="Tableau1.F2" office:value-type="string">
            <text:p text:style-name="P19">78</text:p>
          </table:table-cell>
        </table:table-row>
      </table:table>
      <text:h text:style-name="P7" text:outline-level="2"><text:line-break/>Document 2</text:h>
      <text:p text:style-name="P11">La voiture rouge <text:span text:style-name="T1">roule à 100 km/h. Elle part à 12h45.</text:span></text:p>
      <text:p text:style-name="P9">La voiture bleue roule à 120 km/h. Elle part à 12h54.</text:p>
      <text:p text:style-name="P9"/>
      <text:h text:style-name="P7" text:outline-level="2">Document 3</text:h>
      <text:p text:style-name="P15">On note l’heure de passage des deux voitures au k<text:span text:style-name="T3">ilomètre</text:span> 12 :</text:p>
      <text:list xml:id="list3594836100" text:style-name="L2">
        <text:list-item>
          <text:p text:style-name="P13"><text:span text:style-name="T6">L</text:span>a voiture rouge y passe à 12h52 et 12 secondes.</text:p>
        </text:list-item>
        <text:list-item>
          <text:p text:style-name="P13"><text:span text:style-name="T6">L</text:span>a voiture bleue y passe à 13h<text:span text:style-name="T4">00.</text:span></text:p>
        </text:list-item>
      </text:list>
      <text:p text:style-name="P18">Et au <text:span text:style-name="T5">k</text:span><text:span text:style-name="T3">ilomètre</text:span> 80 :</text:p>
      <text:list xml:id="list1557796654" text:style-name="L4">
        <text:list-item>
          <text:p text:style-name="P16"><text:span text:style-name="T6">L</text:span>a voiture rouge y passe à 1<text:span text:style-name="T2">3</text:span>h<text:span text:style-name="T2">33.</text:span></text:p>
        </text:list-item>
        <text:list-item>
          <text:p text:style-name="P16"><text:span text:style-name="T6">L</text:span>a voiture bleue y passe à 13h<text:span text:style-name="T2">34.</text:span></text:p>
        </text:list-item>
      </text:list>
      <text:p text:style-name="P15"/>
      <text:h text:style-name="P7" text:outline-level="2">Document 1</text:h>
      <text:p text:style-name="P12">La position des deux voitures sur l’autoroute a été relevée à différents moments. Voici le relevé kilométrique :</text:p>
      <text:p text:style-name="P12"/>
      <table:table table:name="Tableau2" table:style-name="Tableau2">
        <table:table-column table:style-name="Tableau2.A"/>
        <table:table-column table:style-name="Tableau2.B" table:number-columns-repeated="5"/>
        <table:table-row table:style-name="TableLine94397378489808">
          <table:table-cell table:style-name="Tableau2.A1" office:value-type="string">
            <text:p text:style-name="P19"/>
          </table:table-cell>
          <table:table-cell table:style-name="Tableau2.B1" office:value-type="string">
            <text:p text:style-name="P20">12h57</text:p>
          </table:table-cell>
          <table:table-cell table:style-name="Tableau2.B1" office:value-type="string">
            <text:p text:style-name="P20">13h</text:p>
          </table:table-cell>
          <table:table-cell table:style-name="Tableau2.B1" office:value-type="string">
            <text:p text:style-name="P20">13h12</text:p>
          </table:table-cell>
          <table:table-cell table:style-name="Tableau2.B1" office:value-type="string">
            <text:p text:style-name="P20">13h30</text:p>
          </table:table-cell>
          <table:table-cell table:style-name="Tableau2.F1" office:value-type="string">
            <text:p text:style-name="P20">13h33</text:p>
          </table:table-cell>
        </table:table-row>
        <table:table-row table:style-name="TableLine94397356588304">
          <table:table-cell table:style-name="Tableau2.A2" office:value-type="string">
            <text:p text:style-name="P21">Voiture rouge</text:p>
          </table:table-cell>
          <table:table-cell table:style-name="Tableau2.A2" office:value-type="string">
            <text:p text:style-name="P22">20</text:p>
          </table:table-cell>
          <table:table-cell table:style-name="Tableau2.A2" office:value-type="string">
            <text:p text:style-name="P22">25</text:p>
          </table:table-cell>
          <table:table-cell table:style-name="Tableau2.A2" office:value-type="string">
            <text:p text:style-name="P22">45</text:p>
          </table:table-cell>
          <table:table-cell table:style-name="Tableau2.A2" office:value-type="string">
            <text:p text:style-name="P22">75</text:p>
          </table:table-cell>
          <table:table-cell table:style-name="Tableau2.F2" office:value-type="string">
            <text:p text:style-name="P22">80</text:p>
          </table:table-cell>
        </table:table-row>
        <table:table-row table:style-name="TableLine94397371429696">
          <table:table-cell table:style-name="Tableau2.A2" office:value-type="string">
            <text:p text:style-name="P23">Voiture bleue</text:p>
          </table:table-cell>
          <table:table-cell table:style-name="Tableau2.A2" office:value-type="string">
            <text:p text:style-name="P19">6</text:p>
          </table:table-cell>
          <table:table-cell table:style-name="Tableau2.A2" office:value-type="string">
            <text:p text:style-name="P19">12</text:p>
          </table:table-cell>
          <table:table-cell table:style-name="Tableau2.A2" office:value-type="string">
            <text:p text:style-name="P19">36</text:p>
          </table:table-cell>
          <table:table-cell table:style-name="Tableau2.A2" office:value-type="string">
            <text:p text:style-name="P19">72</text:p>
          </table:table-cell>
          <table:table-cell table:style-name="Tableau2.F2" office:value-type="string">
            <text:p text:style-name="P19">78</text:p>
          </table:table-cell>
        </table:table-row>
      </table:table>
      <text:h text:style-name="P7" text:outline-level="2"><text:line-break/>Document 2</text:h>
      <text:p text:style-name="P11">La voiture rouge <text:span text:style-name="T1">roule à 100 km/h. Elle part à 12h45.</text:span></text:p>
      <text:p text:style-name="P9">La voiture bleue roule à 120 km/h. Elle part à 12h54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10-03T16:34:28.189782900</dc:date>
    <meta:editing-duration>PT18M8S</meta:editing-duration>
    <meta:editing-cycles>7</meta:editing-cycles>
    <meta:document-statistic meta:table-count="2" meta:image-count="0" meta:object-count="0" meta:page-count="1" meta:paragraph-count="51" meta:word-count="180" meta:character-count="857" meta:non-whitespace-character-count="730"/>
  </office:meta>
</office:document-meta>
</file>